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7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ff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182"/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Step</text:p>
          </table:table-cell>
          <table:table-cell table:style-name="ce195" office:value-type="string" calcext:value-type="string">
            <text:p>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45M00S" calcext:value-type="time">
            <text:p>03:45</text:p>
          </table:table-cell>
          <table:table-cell table:style-name="ce196" table:formula="of:=['8. Finalization'.$J$3]" office:value-type="time" office:time-value="PT22H30M00S" calcext:value-type="time">
            <text:p>22:30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table:number-columns-repeated="4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0" office:value-type="string" calcext:value-type="string">
            <text:p>255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3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3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7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9])+[.G100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80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6">    &gt; Includes </text:span><text:span text:style-name="T7">this</text:span><text:span text:style-name="T8">.label_Version.Text = </text:span><text:span text:style-name="T9">"Version 2.0.0"</text:span><text:span text:style-name="T8">;</text:span><text:span text:style-name="T6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BuildDesign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VerisonStabilityIndic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2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2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60])+[.G61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Default.xml</text:span><text:span text:style-name="T13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6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5])+[.G66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6]; COUNTA([.C$67:.C67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7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8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9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94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5])+[.G96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8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100])+[.G101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3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4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5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4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3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4">Build </text:span><text:span text:style-name="T12">'Release Test'</text:span><text:span text:style-name="T13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5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100])+[.G101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11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20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1]; COUNTA([.C$102:.C127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11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3" office:value-type="string" calcext:value-type="string">
            <text:p><text:span text:style-name="T6">&gt; e.g. "</text:span><text:span text:style-name="T10">2003-2019 Matthias Kläy</text:span><text:span text:style-name="T6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11">&gt; Build "Release" configuration for "AnyCPU"                         using ‘Build Solution’ / [F6]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 <text:s text:c="2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2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2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1-0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Open </text:span><text:span text:style-name="T16"><text:a xlink:href="file:///C: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Copy "DejaVu Info" from installed </text:span><text:span text:style-name="T11"><text:a xlink:href="file:///C:/Program%20Files/YAT" xlink:type="simple">C:\Program Files\YAT</text:a></text:span><text:span text:style-name="T1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Copy "netrtfwriter Info" from installed </text:span><text:span text:style-name="T16"><text:a xlink:href="file:///C: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33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33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3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4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5])+[.G26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8])+[.G39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1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52])+[.G53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45M00S" calcext:value-type="time">
            <text:p>03:45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30M00S" calcext:value-type="time">
            <text:p>22:3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mail to the YAT mailing list (Attention: Mail delay up to 60 min !!!)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19H45M00S" calcext:value-type="time">
            <text:p>19:4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9]); &quot;.&quot;)" office:value-type="string" office:string-value="8.1.3." calcext:value-type="string">
            <text:p>8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8.1.4." calcext:value-type="string">
            <text:p>8.1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8.1.5." calcext:value-type="string">
            <text:p>8.1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8.1.6." calcext:value-type="string">
            <text:p>8.1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4]); &quot;.&quot;)" office:value-type="string" office:string-value="8.1.7." calcext:value-type="string">
            <text:p>8.1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8.1.8." calcext:value-type="string">
            <text:p>8.1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7]); &quot;.&quot;)" office:value-type="string" office:string-value="8.1.9." calcext:value-type="string">
            <text:p>8.1.9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<text:span text:style-name="T17">Submit news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1])+[.G22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93" office:value-type="string" calcext:value-type="string">
            <text:p>Update and verify working copy =&gt; <text:span text:style-name="T18">Wait for a few days in case of a severe issue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38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<text:span text:style-name="T4"> (236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.00.0000</text:date>, <text:time style:data-style-name="N2" text:time-value="10:55:54.8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5H59M20S</meta:editing-duration>
    <meta:editing-cycles>444</meta:editing-cycles>
    <meta:generator>LibreOffice/6.1.5.2$Windows_X86_64 LibreOffice_project/90f8dcf33c87b3705e78202e3df5142b201bd805</meta:generator>
    <meta:initial-creator>Matthias Kläy</meta:initial-creator>
    <dc:date>2019-10-05T11:04:31.949000000</dc:date>
    <meta:print-date>2019-08-15T21:30:34.524000000</meta:print-date>
    <meta:document-statistic meta:table-count="9" meta:cell-count="1417" meta:object-count="0"/>
  </office:meta>
</office:document-meta>
</file>